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 - 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 - 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35.224.127.5/2018/03/10/eb103-emin-gun-sirer-ittay-eyal-bitcoin-ng-scientists-versus-the-church/</text:p>
          </table:table-cell>
          <table:table-cell office:value-type="string" table:style-name="ce1">
            <text:p>PS Proxies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EB103 – Emin Gün Sirer &amp; Ittay Eyal: Bitcoin-NG, Scientists Versus The Chu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proxy.college/2018/03/11/eb103-emin-gun-sirer-ittay-eyal-bitcoin-ng-scientists-versus-the-church/</text:p>
          </table:table-cell>
          <table:table-cell office:value-type="string" table:style-name="ce1">
            <text:p>Proxy College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EB103 – Emin Gün Sirer &amp; Ittay Eyal: Bitcoin-NG, Scientists Versus The Church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018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03-12T19:58:58Z</dc:date>
    <meta:editing-cycles>121</meta:editing-cycles>
    <meta:editing-duration>PT10088S</meta:editing-duration>
  </office:meta>
</office:document-meta>
</file>